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ff" fo:border="0.74pt solid #000000"/>
    </style:style>
    <style:style style:name="ce4" style:family="table-cell" style:parent-style-name="Default">
      <style:table-cell-properties fo:background-color="#cc3300" fo:border="0.74pt solid #000000"/>
    </style:style>
    <style:style style:name="ce5" style:family="table-cell" style:parent-style-name="Default">
      <style:table-cell-properties fo:background-color="#ffff66" fo:border="0.74pt solid #000000"/>
    </style:style>
    <style:style style:name="ce6" style:family="table-cell" style:parent-style-name="Default">
      <style:table-cell-properties fo:background-color="#00ffff" fo:border="0.74pt solid #000000"/>
    </style:style>
    <style:style style:name="ce7" style:family="table-cell" style:parent-style-name="Default">
      <style:table-cell-properties fo:background-color="#999999" fo:border="0.74pt solid #000000"/>
    </style:style>
    <style:style style:name="ce8" style:family="table-cell" style:parent-style-name="Default">
      <style:table-cell-properties fo:background-color="#1c1c1c" fo:border="0.74pt solid #000000"/>
      <style:text-properties fo:color="#1c1c1c"/>
    </style:style>
    <style:style style:name="ce9" style:family="table-cell" style:parent-style-name="Default">
      <style:table-cell-properties fo:background-color="#009900" fo:border="0.74pt solid #000000"/>
    </style:style>
    <style:style style:name="ce10" style:family="table-cell" style:parent-style-name="Default">
      <style:table-cell-properties fo:background-color="#0000ff" fo:border="0.74pt solid #000000"/>
    </style:style>
    <style:style style:name="ce11" style:family="table-cell" style:parent-style-name="Default">
      <style:table-cell-properties fo:background-color="#ff6600" fo:border="0.74pt solid #000000"/>
    </style:style>
    <style:style style:name="ce12" style:family="table-cell" style:parent-style-name="Default">
      <style:table-cell-properties fo:background-color="#ffcccc" fo:border="0.74pt solid #000000"/>
    </style:style>
    <style:style style:name="ce13" style:family="table-cell" style:parent-style-name="Default">
      <style:table-cell-properties fo:background-color="#663300" fo:border="0.74pt solid #000000"/>
    </style:style>
    <style:style style:name="ce14" style:family="table-cell" style:parent-style-name="Default">
      <style:table-cell-properties fo:background-color="#cc0000" fo:border="0.74pt solid #000000"/>
    </style:style>
    <style:style style:name="ce15" style:family="table-cell" style:parent-style-name="Default">
      <style:table-cell-properties fo:background-color="#ccff00" fo:border="0.74pt solid #000000"/>
    </style:style>
    <style:style style:name="ce16" style:family="table-cell" style:parent-style-name="Default">
      <style:table-cell-properties fo:background-color="#3333ff" fo:border="0.74pt solid #000000"/>
    </style:style>
    <style:style style:name="ce17" style:family="table-cell" style:parent-style-name="Default">
      <style:table-cell-properties fo:background-color="#cc00cc" fo:border="0.74pt solid #000000"/>
    </style:style>
    <style:style style:name="ce18" style:family="table-cell" style:parent-style-name="Default">
      <style:table-cell-properties fo:background-color="#336600" fo:border="0.74pt solid #000000"/>
      <style:text-properties fo:color="#00ffff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Assoc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ef</text:p>
          </table:table-cell>
          <table:table-cell/>
          <table:table-cell table:style-name="ce19" office:value-type="string" calcext:value-type="string" table:number-columns-spanned="1" table:number-rows-spanned="16">
            <text:p>ldouble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ee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d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c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b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a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9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8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7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6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5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4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3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2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1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e0</text:p>
          </table:table-cell>
          <table:table-cell/>
          <table:covered-table-cell office:value-type="string" calcext:value-type="string">
            <text:p>ldouble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f</text:p>
          </table:table-cell>
          <table:table-cell table:style-name="ce4"/>
          <table:table-cell office:value-type="string" calcext:value-type="string" table:number-columns-spanned="1" table:number-rows-spanned="8">
            <text:p>b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de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d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c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b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a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9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8</text:p>
          </table:table-cell>
          <table:table-cell table:style-name="ce4"/>
          <table:covered-table-cell office:value-type="string" calcext:value-type="string">
            <text:p>b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7</text:p>
          </table:table-cell>
          <table:table-cell table:style-name="ce5"/>
          <table:table-cell office:value-type="string" calcext:value-type="string" table:number-columns-spanned="1" table:number-rows-spanned="8">
            <text:p>c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d6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5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4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3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2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1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d0</text:p>
          </table:table-cell>
          <table:table-cell table:style-name="ce5"/>
          <table:covered-table-cell office:value-type="string" calcext:value-type="string">
            <text:p>c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f</text:p>
          </table:table-cell>
          <table:table-cell table:style-name="ce6"/>
          <table:table-cell office:value-type="string" calcext:value-type="string" table:number-columns-spanned="1" table:number-rows-spanned="8">
            <text:p>s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ce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d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c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b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a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9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8</text:p>
          </table:table-cell>
          <table:table-cell table:style-name="ce6"/>
          <table:covered-table-cell office:value-type="string" calcext:value-type="string">
            <text:p>s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7</text:p>
          </table:table-cell>
          <table:table-cell table:style-name="ce7"/>
          <table:table-cell office:value-type="string" calcext:value-type="string" table:number-columns-spanned="1" table:number-rows-spanned="8">
            <text:p>i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c6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5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4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3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2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1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c0</text:p>
          </table:table-cell>
          <table:table-cell table:style-name="ce7"/>
          <table:covered-table-cell office:value-type="string" calcext:value-type="string">
            <text:p>i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f</text:p>
          </table:table-cell>
          <table:table-cell table:style-name="ce8"/>
          <table:table-cell office:value-type="string" calcext:value-type="string" table:number-columns-spanned="1" table:number-rows-spanned="8">
            <text:p>l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be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d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c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b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a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9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8</text:p>
          </table:table-cell>
          <table:table-cell table:style-name="ce8"/>
          <table:covered-table-cell office:value-type="string" calcext:value-type="string">
            <text:p>l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7</text:p>
          </table:table-cell>
          <table:table-cell table:style-name="ce9"/>
          <table:table-cell office:value-type="string" calcext:value-type="string" table:number-columns-spanned="1" table:number-rows-spanned="8">
            <text:p>f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b6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5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4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3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2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1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b0</text:p>
          </table:table-cell>
          <table:table-cell table:style-name="ce9"/>
          <table:covered-table-cell office:value-type="string" calcext:value-type="string">
            <text:p>f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f</text:p>
          </table:table-cell>
          <table:table-cell table:style-name="ce10"/>
          <table:table-cell office:value-type="string" calcext:value-type="string" table:number-columns-spanned="1" table:number-rows-spanned="8">
            <text:p>d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ae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d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c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b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a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9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8</text:p>
          </table:table-cell>
          <table:table-cell table:style-name="ce10"/>
          <table:covered-table-cell office:value-type="string" calcext:value-type="string">
            <text:p>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7</text:p>
          </table:table-cell>
          <table:table-cell table:style-name="ce11"/>
          <table:table-cell office:value-type="string" calcext:value-type="string" table:number-columns-spanned="1" table:number-rows-spanned="8">
            <text:p>ld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a6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5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4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3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2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1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a0</text:p>
          </table:table-cell>
          <table:table-cell table:style-name="ce11"/>
          <table:covered-table-cell office:value-type="string" calcext:value-type="string">
            <text:p>ldPtr</text:p>
          </table:covered-table-cell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3" table:number-rows-spanned="1">
            <text:p>Break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7ffd9b9a5d9f</text:p>
          </table:table-cell>
          <table:table-cell table:style-name="ce12"/>
          <table:table-cell office:value-type="string" calcext:value-type="string" table:number-columns-spanned="1" table:number-rows-spanned="8">
            <text:p>long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9e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9d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9c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b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a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9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8</text:p>
          </table:table-cell>
          <table:table-cell table:style-name="ce12"/>
          <table:covered-table-cell office:value-type="string" calcext:value-type="string">
            <text:p>long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7</text:p>
          </table:table-cell>
          <table:table-cell table:style-name="ce13"/>
          <table:table-cell office:value-type="string" calcext:value-type="string" table:number-columns-spanned="1" table:number-rows-spanned="8">
            <text:p>doubleVal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6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5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4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3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2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1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90</text:p>
          </table:table-cell>
          <table:table-cell table:style-name="ce13"/>
          <table:covered-table-cell office:value-type="string" calcext:value-type="string">
            <text:p>double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8f</text:p>
          </table:table-cell>
          <table:table-cell table:style-name="ce14"/>
          <table:table-cell office:value-type="string" calcext:value-type="string" table:number-columns-spanned="1" table:number-rows-spanned="4">
            <text:p>intVal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8e</text:p>
          </table:table-cell>
          <table:table-cell table:style-name="ce14"/>
          <table:covered-table-cell office:value-type="string" calcext:value-type="string">
            <text:p>int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8d</text:p>
          </table:table-cell>
          <table:table-cell table:style-name="ce14"/>
          <table:covered-table-cell office:value-type="string" calcext:value-type="string">
            <text:p>intVal</text:p>
          </table:covered-table-cell>
          <table:table-cell/>
          <table:table-cell table:style-name="ce2"/>
        </table:table-row>
        <table:table-row table:style-name="ro1">
          <table:table-cell office:value-type="string" calcext:value-type="string">
            <text:p>7ffd9b9a5d8c</text:p>
          </table:table-cell>
          <table:table-cell table:style-name="ce14"/>
          <table:covered-table-cell office:value-type="string" calcext:value-type="string">
            <text:p>int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8b</text:p>
          </table:table-cell>
          <table:table-cell table:style-name="ce15"/>
          <table:table-cell office:value-type="string" calcext:value-type="string" table:number-columns-spanned="1" table:number-rows-spanned="4">
            <text:p>float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8a</text:p>
          </table:table-cell>
          <table:table-cell table:style-name="ce15"/>
          <table:covered-table-cell office:value-type="string" calcext:value-type="string">
            <text:p>float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89</text:p>
          </table:table-cell>
          <table:table-cell table:style-name="ce15"/>
          <table:covered-table-cell office:value-type="string" calcext:value-type="string">
            <text:p>float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88</text:p>
          </table:table-cell>
          <table:table-cell table:style-name="ce15"/>
          <table:covered-table-cell office:value-type="string" calcext:value-type="string">
            <text:p>float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87</text:p>
          </table:table-cell>
          <table:table-cell table:style-name="ce16"/>
          <table:table-cell office:value-type="string" calcext:value-type="string" table:number-columns-spanned="1" table:number-rows-spanned="2">
            <text:p>short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86</text:p>
          </table:table-cell>
          <table:table-cell table:style-name="ce16"/>
          <table:covered-table-cell office:value-type="string" calcext:value-type="string">
            <text:p>shortVal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7ffd9b9a5d85</text:p>
          </table:table-cell>
          <table:table-cell table:style-name="ce17"/>
          <table:table-cell office:value-type="string" calcext:value-type="string">
            <text:p>bool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84</text:p>
          </table:table-cell>
          <table:table-cell table:style-name="ce7"/>
          <table:table-cell office:value-type="string" calcext:value-type="string">
            <text:p>charV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d9b9a5d83</text:p>
          </table:table-cell>
          <table:table-cell table:style-name="ce18"/>
          <table:table-cell office:value-type="string" calcext:value-type="string">
            <text:p>charVal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0:31:53.629524928</meta:creation-date>
    <dc:date>2016-09-20T11:37:29.916172220</dc:date>
    <meta:editing-duration>PT3M26S</meta:editing-duration>
    <meta:editing-cycles>1</meta:editing-cycles>
    <meta:document-statistic meta:table-count="1" meta:cell-count="222" meta:object-count="0"/>
    <meta:generator>LibreOffice/5.1.4.2$Linux_X86_64 LibreOffice_project/10m0$Build-2</meta:generator>
  </office:meta>
</office:document-meta>
</file>